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Lantinghei SC', 'Microsoft YaHei', arial, sans-serif, tahoma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Preformatted_20_Text">
      <style:paragraph-properties fo:margin-left="0in" fo:margin-right="0in" fo:margin-top="0.1043in" fo:margin-bottom="0.1043in" loext:contextual-spacing="false" style:line-height-at-least="0.302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3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fo:font-variant="normal" fo:text-transform="none" fo:color="#333333" fo:letter-spacing="normal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年代的读法：</text:p>
      <text:p text:style-name="P2"><text:bookmark text:name="best-content-93118680"/><text:span text:style-name="T2">大多数的没有“</text:span><text:span text:style-name="T1">0”</text:span><text:span text:style-name="T2">的年代都是看作两个十位的数字来说，比如：</text:span><text:span text:style-name="T1">1981 nineteen eighty-one</text:span></text:p>
      <text:p text:style-name="P3"><text:span text:style-name="T1">1.</text:span><text:span text:style-name="T2">三个零：就是把年代直接读作 </text:span><text:span text:style-name="T1">...thousand</text:span></text:p>
      <text:p text:style-name="P3"><text:s text:c="2"/><text:span text:style-name="T2">如：</text:span><text:span text:style-name="T1">2000 two thousand </text:span></text:p>
      <text:p text:style-name="P3"><text:span text:style-name="T1">2.</text:span><text:span text:style-name="T2">两个零在中间：要读作：</text:span><text:span text:style-name="T1">... thousand and ...</text:span></text:p>
      <text:p text:style-name="P3"><text:s text:c="2"/><text:span text:style-name="T2">如：</text:span><text:span text:style-name="T1">1009 one thousand and nine</text:span></text:p>
      <text:p text:style-name="P3"><text:s text:c="6"/><text:span text:style-name="T1">2008 two thousand and eight</text:span></text:p>
      <text:p text:style-name="P3"><text:span text:style-name="T1">3.</text:span><text:span text:style-name="T2">两个零在结尾：要把前面两个数字读成十位数，后面加上</text:span><text:span text:style-name="T1">hundred</text:span></text:p>
      <text:p text:style-name="P3"><text:s text:c="2"/><text:span text:style-name="T2">如：</text:span><text:span text:style-name="T1">1900 nineteen hundred</text:span></text:p>
      <text:p text:style-name="P3"><text:span text:style-name="T1">4.</text:span><text:span text:style-name="T2">一个零在百位，一个零在个位：读作：</text:span><text:span text:style-name="T1">...thousand and ...ty</text:span></text:p>
      <text:p text:style-name="P3"><text:s text:c="2"/><text:span text:style-name="T2">如：</text:span><text:span text:style-name="T1">1090 one thousand and ninety</text:span></text:p>
      <text:p text:style-name="P3"><text:span text:style-name="T1">5.</text:span><text:span text:style-name="T2">只有一个零在个位：仍旧看成两个十位数来读</text:span></text:p>
      <text:p text:style-name="P3"><text:s text:c="2"/><text:span text:style-name="T2">如：</text:span><text:span text:style-name="T1">1990 nineteen ninety</text:span></text:p>
      <text:p text:style-name="P3"><text:span text:style-name="T1">6.</text:span><text:span text:style-name="T2">只有一个零在十位：前面两位当作十位数来读，十位的零读作“</text:span><text:span text:style-name="T1">oh”</text:span><text:span text:style-name="T2">，个位直接读</text:span></text:p>
      <text:p text:style-name="P3"><text:s text:c="2"/><text:span text:style-name="T2">如：</text:span><text:span text:style-name="T1">1906 nineteen oh six</text:span></text:p>
      <text:p text:style-name="P3"><text:span text:style-name="T1">7.</text:span><text:span text:style-name="T2">只有一个零在百位：有两种读法：</text:span></text:p>
      <text:p text:style-name="P3"><text:s text:c="2"/><text:span text:style-name="T2">第一种读法：仍旧看成两个十位数来读</text:span></text:p>
      <text:p text:style-name="P3"><text:s text:c="2"/><text:span text:style-name="T2">如：</text:span><text:span text:style-name="T1">2015 twenty fifteen</text:span></text:p>
      <text:p text:style-name="P3"><text:s text:c="2"/><text:span text:style-name="T2">第二种读法：读作 </text:span><text:span text:style-name="T1">... thousand and ...</text:span></text:p>
      <text:p text:style-name="P3"><text:s text:c="2"/><text:span text:style-name="T2">如：</text:span><text:span text:style-name="T1">2015 two thousand and fifteen</text:span></text:p>
      <text:p text:style-name="P3"><text:soft-page-break/><text:span text:style-name="T1">8.</text:span><text:span text:style-name="T2">不足四位的年代，则直接读作数字，在前面加上</text:span><text:span text:style-name="T1">AD</text:span></text:p>
      <text:p text:style-name="P3"><text:s text:c="2"/><text:span text:style-name="T2">如：</text:span><text:span text:style-name="T1">605 AD six oh five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 SC" svg:font-family="'PingFang SC', 'Lantinghei SC', 'Microsoft YaHei', arial, sans-serif, tahoma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0:48:45.863057773</dc:date>
    <meta:editing-duration>PT2M13S</meta:editing-duration>
    <meta:editing-cycles>1</meta:editing-cycles>
    <meta:document-statistic meta:table-count="0" meta:image-count="0" meta:object-count="0" meta:page-count="2" meta:paragraph-count="22" meta:word-count="298" meta:character-count="614" meta:non-whitespace-character-count="542"/>
    <meta:generator>LibreOffice/5.1.6.2$Linux_X86_64 LibreOffice_project/10m0$Build-2</meta:generator>
  </office:meta>
</office:document-meta>
</file>